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officeooo:rsid="000864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am members: Nick Pampe and Nick Smith</text:span><text:line-break/><text:line-break/><text:tab/><text:span text:style-name="T1">Our final project uses data from a video game called Factorio. In Factorio, there is a very complex technology tree of craftable items that the player must balance in order to keep a factory working at maximum capacity. One of the most important aspects of this is to make sure that all products are being produced at the correct rates. Too few of a product in the middle of your supply chain will massively slow down the rate at which more complex products are created.<text:line-break/><text:tab/>To get our data, we found a script that crawls through Factorio’s game data and finds the crafting recipes for each item. This data is saved as a .csv and copied into the table “factorio_recipe”. From here, a python gui was written that allows the user to ask for the recipe for a particular product. The result returned is not just the parts needed for the requested part, but the parts needed to make those ingredients, and the parts needed to make those sub-ingredients, and so on until you reach the most basic recipes. This would allow factorio players to optimize their builds, as they can find the resource production needed to sustain a certain goal (i.e. create one satellite per minu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1:50:45.628201179</meta:creation-date>
    <dc:date>2017-05-03T12:02:58.219255035</dc:date>
    <meta:editing-duration>PT12M11S</meta:editing-duration>
    <meta:editing-cycles>4</meta:editing-cycles>
    <meta:generator>LibreOffice/5.1.6.2$Linux_X86_64 LibreOffice_project/10m0$Build-2</meta:generator>
    <meta:document-statistic meta:table-count="0" meta:image-count="0" meta:object-count="0" meta:page-count="1" meta:paragraph-count="1" meta:word-count="214" meta:character-count="1211" meta:non-whitespace-character-count="995"/>
  </office:meta>
</office:document-meta>
</file>